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xing ratio err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 Rj</text:p>
          </table:table-cell>
          <table:table-cell office:value-type="string" calcext:value-type="string">
            <text:p>edens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201.222" calcext:value-type="float">
            <text:p>201.222</text:p>
          </table:table-cell>
          <table:table-cell office:value-type="float" office:value="0.0945852" calcext:value-type="float">
            <text:p>0.0945852</text:p>
          </table:table-cell>
          <table:table-cell office:value-type="float" office:value="0.106601" calcext:value-type="float">
            <text:p>0.106601</text:p>
          </table:table-cell>
          <table:table-cell office:value-type="float" office:value="0.0101149" calcext:value-type="float">
            <text:p>0.0101149</text:p>
          </table:table-cell>
          <table:table-cell office:value-type="float" office:value="0.044467" calcext:value-type="float">
            <text:p>0.044467</text:p>
          </table:table-cell>
          <table:table-cell office:value-type="float" office:value="0.0174889" calcext:value-type="float">
            <text:p>0.017488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1.449" calcext:value-type="float">
            <text:p>211.449</text:p>
          </table:table-cell>
          <table:table-cell office:value-type="float" office:value="0.0592702" calcext:value-type="float">
            <text:p>0.0592702</text:p>
          </table:table-cell>
          <table:table-cell office:value-type="float" office:value="0.0627493" calcext:value-type="float">
            <text:p>0.0627493</text:p>
          </table:table-cell>
          <table:table-cell office:value-type="float" office:value="0.00615494" calcext:value-type="float">
            <text:p>0.00615494</text:p>
          </table:table-cell>
          <table:table-cell office:value-type="float" office:value="0.0280872" calcext:value-type="float">
            <text:p>0.0280872</text:p>
          </table:table-cell>
          <table:table-cell office:value-type="float" office:value="0.0109545" calcext:value-type="float">
            <text:p>0.0109545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80.756" calcext:value-type="float">
            <text:p>280.756</text:p>
          </table:table-cell>
          <table:table-cell office:value-type="float" office:value="0.0420667" calcext:value-type="float">
            <text:p>0.0420667</text:p>
          </table:table-cell>
          <table:table-cell office:value-type="float" office:value="0.0434006" calcext:value-type="float">
            <text:p>0.0434006</text:p>
          </table:table-cell>
          <table:table-cell office:value-type="float" office:value="0.00453323" calcext:value-type="float">
            <text:p>0.00453323</text:p>
          </table:table-cell>
          <table:table-cell office:value-type="float" office:value="0.0206591" calcext:value-type="float">
            <text:p>0.0206591</text:p>
          </table:table-cell>
          <table:table-cell office:value-type="float" office:value="0.00614847" calcext:value-type="float">
            <text:p>0.0061484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44.483" calcext:value-type="float">
            <text:p>344.483</text:p>
          </table:table-cell>
          <table:table-cell office:value-type="float" office:value="0.0717265" calcext:value-type="float">
            <text:p>0.0717265</text:p>
          </table:table-cell>
          <table:table-cell office:value-type="float" office:value="0.0690435" calcext:value-type="float">
            <text:p>0.0690435</text:p>
          </table:table-cell>
          <table:table-cell office:value-type="float" office:value="0.00791823" calcext:value-type="float">
            <text:p>0.00791823</text:p>
          </table:table-cell>
          <table:table-cell office:value-type="float" office:value="0.036088" calcext:value-type="float">
            <text:p>0.036088</text:p>
          </table:table-cell>
          <table:table-cell office:value-type="float" office:value="0.00962847" calcext:value-type="float">
            <text:p>0.0096284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01.595" calcext:value-type="float">
            <text:p>401.595</text:p>
          </table:table-cell>
          <table:table-cell office:value-type="float" office:value="0.0438682" calcext:value-type="float">
            <text:p>0.0438682</text:p>
          </table:table-cell>
          <table:table-cell office:value-type="float" office:value="0.0420632" calcext:value-type="float">
            <text:p>0.0420632</text:p>
          </table:table-cell>
          <table:table-cell office:value-type="float" office:value="0.00472044" calcext:value-type="float">
            <text:p>0.00472044</text:p>
          </table:table-cell>
          <table:table-cell office:value-type="float" office:value="0.0233916" calcext:value-type="float">
            <text:p>0.0233916</text:p>
          </table:table-cell>
          <table:table-cell office:value-type="float" office:value="0.00608466" calcext:value-type="float">
            <text:p>0.0060846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19.421" calcext:value-type="float">
            <text:p>419.421</text:p>
          </table:table-cell>
          <table:table-cell office:value-type="float" office:value="0.0410069" calcext:value-type="float">
            <text:p>0.0410069</text:p>
          </table:table-cell>
          <table:table-cell office:value-type="float" office:value="0.0350739" calcext:value-type="float">
            <text:p>0.0350739</text:p>
          </table:table-cell>
          <table:table-cell office:value-type="float" office:value="0.00459186" calcext:value-type="float">
            <text:p>0.00459186</text:p>
          </table:table-cell>
          <table:table-cell office:value-type="float" office:value="0.023676" calcext:value-type="float">
            <text:p>0.023676</text:p>
          </table:table-cell>
          <table:table-cell office:value-type="float" office:value="0.00623478" calcext:value-type="float">
            <text:p>0.0062347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2.523" calcext:value-type="float">
            <text:p>482.523</text:p>
          </table:table-cell>
          <table:table-cell office:value-type="float" office:value="0.0346413" calcext:value-type="float">
            <text:p>0.0346413</text:p>
          </table:table-cell>
          <table:table-cell office:value-type="float" office:value="0.028653" calcext:value-type="float">
            <text:p>0.028653</text:p>
          </table:table-cell>
          <table:table-cell office:value-type="float" office:value="0.00416212" calcext:value-type="float">
            <text:p>0.00416212</text:p>
          </table:table-cell>
          <table:table-cell office:value-type="float" office:value="0.0202845" calcext:value-type="float">
            <text:p>0.0202845</text:p>
          </table:table-cell>
          <table:table-cell office:value-type="float" office:value="0.00469968" calcext:value-type="float">
            <text:p>0.00469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.969" calcext:value-type="float">
            <text:p>576.969</text:p>
          </table:table-cell>
          <table:table-cell office:value-type="float" office:value="0.0305577" calcext:value-type="float">
            <text:p>0.0305577</text:p>
          </table:table-cell>
          <table:table-cell office:value-type="float" office:value="0.021355" calcext:value-type="float">
            <text:p>0.021355</text:p>
          </table:table-cell>
          <table:table-cell office:value-type="float" office:value="0.00378476" calcext:value-type="float">
            <text:p>0.00378476</text:p>
          </table:table-cell>
          <table:table-cell office:value-type="float" office:value="0.0164741" calcext:value-type="float">
            <text:p>0.0164741</text:p>
          </table:table-cell>
          <table:table-cell office:value-type="float" office:value="0.00359629" calcext:value-type="float">
            <text:p>0.0035962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79.614" calcext:value-type="float">
            <text:p>679.614</text:p>
          </table:table-cell>
          <table:table-cell office:value-type="float" office:value="0.0309223" calcext:value-type="float">
            <text:p>0.0309223</text:p>
          </table:table-cell>
          <table:table-cell office:value-type="float" office:value="0.0172471" calcext:value-type="float">
            <text:p>0.0172471</text:p>
          </table:table-cell>
          <table:table-cell office:value-type="float" office:value="0.00422264" calcext:value-type="float">
            <text:p>0.00422264</text:p>
          </table:table-cell>
          <table:table-cell office:value-type="float" office:value="0.0179224" calcext:value-type="float">
            <text:p>0.0179224</text:p>
          </table:table-cell>
          <table:table-cell office:value-type="float" office:value="0.00353615" calcext:value-type="float">
            <text:p>0.0035361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78.216" calcext:value-type="float">
            <text:p>878.216</text:p>
          </table:table-cell>
          <table:table-cell office:value-type="float" office:value="0.0291227" calcext:value-type="float">
            <text:p>0.0291227</text:p>
          </table:table-cell>
          <table:table-cell office:value-type="float" office:value="0.0114173" calcext:value-type="float">
            <text:p>0.0114173</text:p>
          </table:table-cell>
          <table:table-cell office:value-type="float" office:value="0.00394793" calcext:value-type="float">
            <text:p>0.00394793</text:p>
          </table:table-cell>
          <table:table-cell office:value-type="float" office:value="0.0151097" calcext:value-type="float">
            <text:p>0.0151097</text:p>
          </table:table-cell>
          <table:table-cell office:value-type="float" office:value="0.00276416" calcext:value-type="float">
            <text:p>0.0027641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17.06" calcext:value-type="float">
            <text:p>917.06</text:p>
          </table:table-cell>
          <table:table-cell office:value-type="float" office:value="0.0235553" calcext:value-type="float">
            <text:p>0.0235553</text:p>
          </table:table-cell>
          <table:table-cell office:value-type="float" office:value="0.00983548" calcext:value-type="float">
            <text:p>0.00983548</text:p>
          </table:table-cell>
          <table:table-cell office:value-type="float" office:value="0.00367055" calcext:value-type="float">
            <text:p>0.00367055</text:p>
          </table:table-cell>
          <table:table-cell office:value-type="float" office:value="0.0127253" calcext:value-type="float">
            <text:p>0.0127253</text:p>
          </table:table-cell>
          <table:table-cell office:value-type="float" office:value="0.00219707" calcext:value-type="float">
            <text:p>0.0021970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15.424" calcext:value-type="float">
            <text:p>915.424</text:p>
          </table:table-cell>
          <table:table-cell office:value-type="float" office:value="0.0184174" calcext:value-type="float">
            <text:p>0.0184174</text:p>
          </table:table-cell>
          <table:table-cell office:value-type="float" office:value="0.00872783" calcext:value-type="float">
            <text:p>0.00872783</text:p>
          </table:table-cell>
          <table:table-cell office:value-type="float" office:value="0.00320105" calcext:value-type="float">
            <text:p>0.00320105</text:p>
          </table:table-cell>
          <table:table-cell office:value-type="float" office:value="0.0106404" calcext:value-type="float">
            <text:p>0.0106404</text:p>
          </table:table-cell>
          <table:table-cell office:value-type="float" office:value="0.00171739" calcext:value-type="float">
            <text:p>0.001717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8.72" calcext:value-type="float">
            <text:p>1068.72</text:p>
          </table:table-cell>
          <table:table-cell office:value-type="float" office:value="0.0179926" calcext:value-type="float">
            <text:p>0.0179926</text:p>
          </table:table-cell>
          <table:table-cell office:value-type="float" office:value="0.00689704" calcext:value-type="float">
            <text:p>0.00689704</text:p>
          </table:table-cell>
          <table:table-cell office:value-type="float" office:value="0.00311722" calcext:value-type="float">
            <text:p>0.00311722</text:p>
          </table:table-cell>
          <table:table-cell office:value-type="float" office:value="0.00988091" calcext:value-type="float">
            <text:p>0.00988091</text:p>
          </table:table-cell>
          <table:table-cell office:value-type="float" office:value="0.00157381" calcext:value-type="float">
            <text:p>0.00157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5:16:04.668956524</dc:date>
    <meta:generator>LibreOffice/4.2.7.2$Linux_X86_64 LibreOffice_project/420m0$Build-2</meta:generator>
    <meta:document-statistic meta:table-count="1" meta:cell-count="99" meta:object-count="0"/>
  </office:meta>
</office:document-meta>
</file>